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632cm"/>
    </style:style>
    <style:style style:name="co2" style:family="table-column">
      <style:table-column-properties fo:break-before="auto" style:column-width="1.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style:font-name="Liberation Sans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/>
    </style:style>
    <style:style style:name="ce14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ans"/>
    </style:style>
    <style:style style:name="ce16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Liberation Sans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18" style:family="table-cell" style:parent-style-name="Default">
      <style:table-cell-properties fo:border="0.74pt solid #0000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31" table:default-cell-style-name="ce8"/>
        <table:table-column table:style-name="co3" table:number-columns-repeated="992" table:default-cell-style-name="ce8"/>
        <table:table-row table:style-name="ro1">
          <table:table-cell table:style-name="ce1" office:value-type="string" calcext:value-type="string">
            <text:p>Uk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tivity</text:p>
          </table:table-cell>
          <table:table-cell table:style-name="ce10" table:number-columns-repeated="13"/>
          <table:table-cell table:style-name="ce13"/>
          <table:table-cell table:style-name="ce16"/>
          <table:table-cell table:number-columns-repeated="1008"/>
        </table:table-row>
        <table:table-row table:style-name="ro1">
          <table:table-cell table:style-name="ce3" office:value-type="string" calcext:value-type="string">
            <text:p>Self-education</text:p>
          </table:table-cell>
          <table:table-cell table:number-columns-repeated="5"/>
          <table:table-cell table:formula="of:=4+2" office:value-type="float" office:value="6" calcext:value-type="float">
            <text:p>6</text:p>
          </table:table-cell>
          <table:table-cell table:number-columns-repeated="7"/>
          <table:table-cell table:style-name="ce14"/>
          <table:table-cell table:style-name="ce17" table:formula="of:=SUM([.B3:.O3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formation search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table:style-name="ce14"/>
          <table:table-cell table:style-name="ce17" table:formula="of:=SUM([.B4:.O4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User testing</text:p>
          </table:table-cell>
          <table:table-cell table:number-columns-repeated="8"/>
          <table:table-cell table:formula="of:=1+1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17" table:formula="of:=SUM([.B5:.O5])" office:value-type="float" office:value="4.5" calcext:value-type="float">
            <text:p>4,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rototyping</text:p>
          </table:table-cell>
          <table:table-cell table:number-columns-repeated="7"/>
          <table:table-cell table:formula="of:=5+8" office:value-type="float" office:value="13" calcext:value-type="float">
            <text:p>13</text:p>
          </table:table-cell>
          <table:table-cell table:formula="of:=6+3+6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1+1.5" office:value-type="float" office:value="2.5" calcext:value-type="float">
            <text:p>2,5</text:p>
          </table:table-cell>
          <table:table-cell table:formula="of:=1+4+2+4" office:value-type="float" office:value="11" calcext:value-type="float">
            <text:p>11</text:p>
          </table:table-cell>
          <table:table-cell/>
          <table:table-cell table:style-name="ce14"/>
          <table:table-cell table:style-name="ce17" table:formula="of:=SUM([.B6:.O6])" office:value-type="float" office:value="46.5" calcext:value-type="float">
            <text:p>46,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oding</text:p>
          </table:table-cell>
          <table:table-cell table:number-columns-repeated="5"/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3"/>
          <table:table-cell table:formula="of:=4+7.5" office:value-type="float" office:value="11.5" calcext:value-type="float">
            <text:p>11,5</text:p>
          </table:table-cell>
          <table:table-cell table:formula="of:=6.5+2.5" office:value-type="float" office:value="9" calcext:value-type="float">
            <text:p>9</text:p>
          </table:table-cell>
          <table:table-cell table:style-name="ce14"/>
          <table:table-cell table:style-name="ce17" table:formula="of:=SUM([.B7:.O7])"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sting of code</text:p>
          </table:table-cell>
          <table:table-cell table:number-columns-repeated="13"/>
          <table:table-cell table:style-name="ce14"/>
          <table:table-cell table:style-name="ce17" table:formula="of:=SUM([.B8:.O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Error correction</text:p>
          </table:table-cell>
          <table:table-cell table:number-columns-repeated="13"/>
          <table:table-cell table:style-name="ce14"/>
          <table:table-cell table:style-name="ce17" table:formula="of:=SUM([.B9:.O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roject reporting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6+6+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+2+1" office:value-type="float" office:value="5" calcext:value-type="float">
            <text:p>5</text:p>
          </table:table-cell>
          <table:table-cell table:number-columns-repeated="2"/>
          <table:table-cell table:style-name="ce14" table:formula="of:=8+6.5" office:value-type="float" office:value="14.5" calcext:value-type="float">
            <text:p>14,5</text:p>
          </table:table-cell>
          <table:table-cell table:style-name="ce17" table:formula="of:=SUM([.B10:.O10])" office:value-type="float" office:value="46.5" calcext:value-type="float">
            <text:p>46,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resentation including preparation</text:p>
          </table:table-cell>
          <table:table-cell table:number-columns-repeated="13"/>
          <table:table-cell table:style-name="ce14"/>
          <table:table-cell table:style-name="ce17" table:formula="of:=SUM([.B11:.O1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am meeting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6"/>
          <table:table-cell office:value-type="float" office:value="5.5" calcext:value-type="float">
            <text:p>5,5</text:p>
          </table:table-cell>
          <table:table-cell table:number-columns-repeated="3"/>
          <table:table-cell table:style-name="ce14" office:value-type="float" office:value="0.5" calcext:value-type="float">
            <text:p>0,5</text:p>
          </table:table-cell>
          <table:table-cell table:style-name="ce17" table:formula="of:=SUM([.B12:.O12])" office:value-type="float" office:value="9.5" calcext:value-type="float">
            <text:p>9,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eam meetings with supervisor</text:p>
          </table:table-cell>
          <table:table-cell table:number-columns-repeated="4"/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table:style-name="ce14"/>
          <table:table-cell table:style-name="ce17" table:formula="of:=SUM([.B13:.O13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llness or leave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14"/>
          <table:table-cell table:style-name="ce17" table:formula="of:=SUM([.B14:.O1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eeting cli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style-name="ce14"/>
          <table:table-cell table:style-name="ce17" table:formula="of:=SUM([.B15:.O15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Wiki</text:p>
          </table:table-cell>
          <table:table-cell table:number-columns-repeated="8"/>
          <table:table-cell table:formula="of:=2+3" office:value-type="float" office:value="5" calcext:value-type="float">
            <text:p>5</text:p>
          </table:table-cell>
          <table:table-cell table:number-columns-repeated="3"/>
          <table:table-cell table:formula="of:=6+3+8+3+2.5" office:value-type="float" office:value="22.5" calcext:value-type="float">
            <text:p>22,5</text:p>
          </table:table-cell>
          <table:table-cell table:style-name="ce14" table:formula="of:=8.5+3" office:value-type="float" office:value="11.5" calcext:value-type="float">
            <text:p>11,5</text:p>
          </table:table-cell>
          <table:table-cell table:style-name="ce17" table:formula="of:=SUM([.B16:.O16])" office:value-type="float" office:value="39" calcext:value-type="float">
            <text:p>3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M</text:p>
          </table:table-cell>
          <table:table-cell table:style-name="ce11" table:formula="of:=SUM([.B2:.B16])" office:value-type="float" office:value="4" calcext:value-type="float">
            <text:p>4</text:p>
          </table:table-cell>
          <table:table-cell table:style-name="ce11" table:formula="of:=SUM([.C2:.C16])" office:value-type="float" office:value="2" calcext:value-type="float">
            <text:p>2</text:p>
          </table:table-cell>
          <table:table-cell table:style-name="ce11" table:formula="of:=SUM([.D2:.D16])" office:value-type="float" office:value="2.5" calcext:value-type="float">
            <text:p>2,5</text:p>
          </table:table-cell>
          <table:table-cell table:style-name="ce11" table:formula="of:=SUM([.E2:.E16])" office:value-type="float" office:value="6" calcext:value-type="float">
            <text:p>6</text:p>
          </table:table-cell>
          <table:table-cell table:style-name="ce11" table:formula="of:=SUM([.F2:.F16])" office:value-type="float" office:value="13.5" calcext:value-type="float">
            <text:p>13,5</text:p>
          </table:table-cell>
          <table:table-cell table:style-name="ce11" table:formula="of:=SUM([.G2:.G16])" office:value-type="float" office:value="12" calcext:value-type="float">
            <text:p>12</text:p>
          </table:table-cell>
          <table:table-cell table:style-name="ce11" table:formula="of:=SUM([.H2:.H16])" office:value-type="float" office:value="4" calcext:value-type="float">
            <text:p>4</text:p>
          </table:table-cell>
          <table:table-cell table:style-name="ce11" table:formula="of:=SUM([.I2:.I16])" office:value-type="float" office:value="19" calcext:value-type="float">
            <text:p>19</text:p>
          </table:table-cell>
          <table:table-cell table:style-name="ce11" table:formula="of:=SUM([.J2:.J16])" office:value-type="float" office:value="22" calcext:value-type="float">
            <text:p>22</text:p>
          </table:table-cell>
          <table:table-cell table:style-name="ce11" table:formula="of:=SUM([.K2:.K16])" office:value-type="float" office:value="14.5" calcext:value-type="float">
            <text:p>14,5</text:p>
          </table:table-cell>
          <table:table-cell table:style-name="ce11" table:formula="of:=SUM([.L2:.L16])" office:value-type="float" office:value="7.5" calcext:value-type="float">
            <text:p>7,5</text:p>
          </table:table-cell>
          <table:table-cell table:style-name="ce11" table:formula="of:=SUM([.M2:.M16])" office:value-type="float" office:value="25.5" calcext:value-type="float">
            <text:p>25,5</text:p>
          </table:table-cell>
          <table:table-cell table:style-name="ce11" table:formula="of:=SUM([.N2:.N16])" office:value-type="float" office:value="31.5" calcext:value-type="float">
            <text:p>31,5</text:p>
          </table:table-cell>
          <table:table-cell table:style-name="ce15" table:formula="of:=SUM([.O2:.O16])" office:value-type="float" office:value="26.5" calcext:value-type="float">
            <text:p>26,5</text:p>
          </table:table-cell>
          <table:table-cell table:style-name="ce18" table:formula="of:=SUM([.B17:.O17])" office:value-type="float" office:value="190.5" calcext:value-type="float">
            <text:p>190,5</text:p>
          </table:table-cell>
          <table:table-cell table:number-columns-repeated="100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string" calcext:value-type="string">
            <text:p>Category</text:p>
          </table:table-cell>
          <table:table-cell table:style-name="ce10" table:number-columns-repeated="13"/>
          <table:table-cell table:style-name="ce13"/>
          <table:table-cell table:style-name="ce16"/>
          <table:table-cell table:number-columns-repeated="1008"/>
        </table:table-row>
        <table:table-row table:style-name="ro1">
          <table:table-cell table:style-name="ce3"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6+6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2" table:formula="of:=2+3" office:value-type="float" office:value="5" calcext:value-type="float">
            <text:p>5</text:p>
          </table:table-cell>
          <table:table-cell table:formula="of:=1.5+5.5+2" office:value-type="float" office:value="9" calcext:value-type="float">
            <text:p>9</text:p>
          </table:table-cell>
          <table:table-cell table:formula="of:=2+2+1" office:value-type="float" office:value="5" calcext:value-type="float">
            <text:p>5</text:p>
          </table:table-cell>
          <table:table-cell/>
          <table:table-cell table:style-name="ce12" table:formula="of:=6+3+8+3+2.5" office:value-type="float" office:value="22.5" calcext:value-type="float">
            <text:p>22,5</text:p>
          </table:table-cell>
          <table:table-cell table:style-name="ce14"/>
          <table:table-cell table:style-name="ce17" table:formula="of:=SUM([.B21:.O21])" office:value-type="float" office:value="66.5" calcext:value-type="float">
            <text:p>66,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dminstr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0.5+1"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table:style-name="ce14"/>
          <table:table-cell table:style-name="ce17" table:formula="of:=SUM([.B22:.O22])" office:value-type="float" office:value="6.5" calcext:value-type="float">
            <text:p>6,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Quality assurance</text:p>
          </table:table-cell>
          <table:table-cell table:number-columns-repeated="13"/>
          <table:table-cell table:style-name="ce14"/>
          <table:table-cell table:style-name="ce17" table:formula="of:=SUM([.B23:.O2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Wireframe</text:p>
          </table:table-cell>
          <table:table-cell table:number-columns-repeated="13"/>
          <table:table-cell table:style-name="ce14"/>
          <table:table-cell table:style-name="ce17" table:formula="of:=SUM([.B24:.O2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VP</text:p>
          </table:table-cell>
          <table:table-cell table:number-columns-repeated="5"/>
          <table:table-cell table:formula="of:=3.5+4+2" office:value-type="float" office:value="9.5" calcext:value-type="float">
            <text:p>9,5</text:p>
          </table:table-cell>
          <table:table-cell office:value-type="float" office:value="4" calcext:value-type="float">
            <text:p>4</text:p>
          </table:table-cell>
          <table:table-cell table:formula="of:=5.5+5+8" office:value-type="float" office:value="18.5" calcext:value-type="float">
            <text:p>18,5</text:p>
          </table:table-cell>
          <table:table-cell table:style-name="ce12" table:formula="of:=6+3+6+1+1" office:value-type="float" office:value="17" calcext:value-type="float">
            <text:p>17</text:p>
          </table:table-cell>
          <table:table-cell table:number-columns-repeated="4"/>
          <table:table-cell table:style-name="ce14"/>
          <table:table-cell table:style-name="ce17" table:formula="of:=SUM([.B25:.O25])" office:value-type="float" office:value="49" calcext:value-type="float">
            <text:p>4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Final delivery</text:p>
          </table:table-cell>
          <table:table-cell table:number-columns-repeated="13"/>
          <table:table-cell table:style-name="ce14" table:formula="of:=8+6.5" office:value-type="float" office:value="14.5" calcext:value-type="float">
            <text:p>14,5</text:p>
          </table:table-cell>
          <table:table-cell table:style-name="ce17" table:formula="of:=SUM([.B26:.O26])" office:value-type="float" office:value="14.5" calcext:value-type="float">
            <text:p>14,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eave</text:p>
          </table:table-cell>
          <table:table-cell table:number-columns-repeated="13"/>
          <table:table-cell table:style-name="ce14"/>
          <table:table-cell table:style-name="ce17" table:formula="of:=SUM([.B27:.O2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eta Client (MMP)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formula="of:=1+1.5" office:value-type="float" office:value="2.5" calcext:value-type="float">
            <text:p>2,5</text:p>
          </table:table-cell>
          <table:table-cell table:formula="of:=1+4+2+4+2+7.5+4+1" office:value-type="float" office:value="25.5" calcext:value-type="float">
            <text:p>25,5</text:p>
          </table:table-cell>
          <table:table-cell table:formula="of:=6.5+2.5" office:value-type="float" office:value="9" calcext:value-type="float">
            <text:p>9</text:p>
          </table:table-cell>
          <table:table-cell table:style-name="ce14"/>
          <table:table-cell table:style-name="ce17" table:formula="of:=SUM([.B28:.O28])"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leasae Candidate</text:p>
          </table:table-cell>
          <table:table-cell table:number-columns-repeated="13"/>
          <table:table-cell table:style-name="ce14"/>
          <table:table-cell table:style-name="ce17" table:formula="of:=SUM([.B29:.O2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M</text:p>
          </table:table-cell>
          <table:table-cell table:style-name="ce11" table:formula="of:=SUM([.B21:.B29])" office:value-type="float" office:value="4" calcext:value-type="float">
            <text:p>4</text:p>
          </table:table-cell>
          <table:table-cell table:style-name="ce11" table:formula="of:=SUM([.C21:.C29])" office:value-type="float" office:value="2" calcext:value-type="float">
            <text:p>2</text:p>
          </table:table-cell>
          <table:table-cell table:style-name="ce11" table:formula="of:=SUM([.D21:.D29])" office:value-type="float" office:value="2.5" calcext:value-type="float">
            <text:p>2,5</text:p>
          </table:table-cell>
          <table:table-cell table:style-name="ce11" table:formula="of:=SUM([.E21:.E29])" office:value-type="float" office:value="6" calcext:value-type="float">
            <text:p>6</text:p>
          </table:table-cell>
          <table:table-cell table:style-name="ce11" table:formula="of:=SUM([.F21:.F29])" office:value-type="float" office:value="13.5" calcext:value-type="float">
            <text:p>13,5</text:p>
          </table:table-cell>
          <table:table-cell table:style-name="ce11" table:formula="of:=SUM([.G21:.G29])" office:value-type="float" office:value="12" calcext:value-type="float">
            <text:p>12</text:p>
          </table:table-cell>
          <table:table-cell table:style-name="ce11" table:formula="of:=SUM([.H21:.H29])" office:value-type="float" office:value="4" calcext:value-type="float">
            <text:p>4</text:p>
          </table:table-cell>
          <table:table-cell table:style-name="ce11" table:formula="of:=SUM([.I21:.I29])" office:value-type="float" office:value="19" calcext:value-type="float">
            <text:p>19</text:p>
          </table:table-cell>
          <table:table-cell table:style-name="ce11" table:formula="of:=SUM([.J21:.J29])" office:value-type="float" office:value="22" calcext:value-type="float">
            <text:p>22</text:p>
          </table:table-cell>
          <table:table-cell table:style-name="ce11" table:formula="of:=SUM([.K21:.K29])" office:value-type="float" office:value="14.5" calcext:value-type="float">
            <text:p>14,5</text:p>
          </table:table-cell>
          <table:table-cell table:style-name="ce11" table:formula="of:=SUM([.L21:.L29])" office:value-type="float" office:value="7.5" calcext:value-type="float">
            <text:p>7,5</text:p>
          </table:table-cell>
          <table:table-cell table:style-name="ce11" table:formula="of:=SUM([.M21:.M29])" office:value-type="float" office:value="25.5" calcext:value-type="float">
            <text:p>25,5</text:p>
          </table:table-cell>
          <table:table-cell table:style-name="ce11" table:formula="of:=SUM([.N21:.N29])" office:value-type="float" office:value="31.5" calcext:value-type="float">
            <text:p>31,5</text:p>
          </table:table-cell>
          <table:table-cell table:style-name="ce15" table:formula="of:=SUM([.O21:.O29])" office:value-type="float" office:value="14.5" calcext:value-type="float">
            <text:p>14,5</text:p>
          </table:table-cell>
          <table:table-cell table:style-name="ce18" table:formula="of:=SUM([.B30:.O30])" office:value-type="float" office:value="178.5" calcext:value-type="float">
            <text:p>178,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08:25:10.853212694</meta:creation-date>
    <dc:date>2023-04-27T09:22:42.807696668</dc:date>
    <meta:editing-duration>PT24M59S</meta:editing-duration>
    <meta:editing-cycles>4</meta:editing-cycles>
    <meta:generator>LibreOffice/7.3.7.2$Linux_X86_64 LibreOffice_project/30$Build-2</meta:generator>
    <meta:document-statistic meta:table-count="1" meta:cell-count="153" meta:object-count="0"/>
    <meta:user-defined meta:name="ProgId">Excel.Sheet</meta:user-defined>
  </office:meta>
</office:document-meta>
</file>